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align="justify"&gt;</text:p>
      <text:p text:style-name="Standard"><text:s/></text:p>
      <text:p text:style-name="Standard">&lt;img src="https://user-images.githubusercontent.com/91060831/158379573-7c7fe284-87a3-40a3-b8eb-30874de5c57e.png" width="150"/&gt;</text:p>
      <text:p text:style-name="Standard"/>
      <text:p text:style-name="Standard">The programmer's manual, also known as the Technical or Analyst Manual, plays an important role within the system because after installing the system and putting it into production, there is the arduous task of maintaining it so that the system continues to be operational.</text:p>
      <text:p text:style-name="Standard"/>
      <text:p text:style-name="Standard">Taking into account that the people who maintain the system are not necessarily the same people who developed it, it is necessary to have a tool or technical manual that allows me to easily learn how the system is integrated from a technical point of view, clearly presenting each of the system processes and their interrelation to form the complete system. In addition to indicating each of the data or information that is stored in the system's database, their relationships and the transformations that the data undergoes to become information.</text:p>
      <text:p text:style-name="Standard"/>
      <text:p text:style-name="Standard">### Introduction</text:p>
      <text:p text:style-name="Standard"/>
      <text:p text:style-name="Standard">- [ ] In process</text:p>
      <text:p text:style-name="Standard"/>
      <text:p text:style-name="Standard">### Objectives</text:p>
      <text:p text:style-name="Standard"/>
      <text:p text:style-name="Standard">- [ ] In process</text:p>
      <text:p text:style-name="Standard"/>
      <text:p text:style-name="Standard">### Technical system requirements</text:p>
      <text:p text:style-name="Standard"/>
      <text:p text:style-name="Standard">- [ ] In process</text:p>
      <text:p text:style-name="Standard"/>
      <text:p text:style-name="Standard">### Use Case Diagram</text:p>
      <text:p text:style-name="Standard"/>
      <text:p text:style-name="Standard">&lt;img src="https://user-images.githubusercontent.com/91060831/165343209-a381001f-f208-4d66-94b0-8bc26009d6c6.png"/&gt;</text:p>
      <text:p text:style-name="Standard"/>
      <text:p text:style-name="Standard">### Specification Use Cases</text:p>
      <text:p text:style-name="Standard"/>
      <text:p text:style-name="Standard">##### Author: Farmacia</text:p>
      <text:p text:style-name="Standard"/>
      <text:p text:style-name="Standard"/>
      <text:p text:style-name="Standard">| Actor | XXX (Actor's Name) |</text:p>
      <text:p text:style-name="Standard">|---|---|</text:p>
      <text:p text:style-name="Standard">Description | _Brief description of the actor_ | _Characteristics describing the actor_ | _Features describing the actor</text:p>
      <text:p text:style-name="Standard">Characteristics | _Characteristics that describe the actor_ | _Relationships with other actors_ | _Relationships that the actor has with other actors</text:p>
      <text:p text:style-name="Standard">| Relationships | Relationships that the actor has with other actors. Basically when it performs the same actions as another actor.</text:p>
      <text:p text:style-name="Standard">References _ _What use cases it performs_ | _Notes_ | _Additional notes_ | _Notes that describe the actor_ | _Note <text:s text:c="2"/></text:p>
      <text:p text:style-name="Standard">| Notes | _Additional notes_ |</text:p>
      <text:p text:style-name="Standard"><text:soft-page-break/>| Author: Who developed the actor's specification_ | _Date_ _Date_ _Date of the actor's development_ | _Date of the actor's development</text:p>
      <text:p text:style-name="Standard">|Date: Date of specification_ | _Date of the specification_ |</text:p>
      <text:p text:style-name="Standard"/>
      <text:p text:style-name="Standard"/>
      <text:p text:style-name="Standard">__Use Cases authored by Pharmacy__</text:p>
      <text:p text:style-name="Standard"/>
      <text:p text:style-name="Standard"><text:s/>| CU Use Case | Register |</text:p>
      <text:p text:style-name="Standard"><text:s text:c="2"/>|---|---|</text:p>
      <text:p text:style-name="Standard"><text:s text:c="2"/>| Actor | Pharmacy |</text:p>
      <text:p text:style-name="Standard"><text:s text:c="2"/>| Description | The pharmacy must register its establishment with its schedule.</text:p>
      <text:p text:style-name="Standard"><text:s text:c="2"/>| Basic flow | _Step by step description of the execution. (1-&gt;2-&gt;3.)_ |</text:p>
      <text:p text:style-name="Standard"><text:s text:c="2"/>| Pre-conditions | Must apply for registration and administrator verification | Post-conditions | Post-conditions | Post-conditions | Post-conditions | Post-conditions | Post-conditions <text:s/></text:p>
      <text:p text:style-name="Standard"><text:s text:c="2"/>| Post-conditions | You will be able to set up a schedule and contact customers through the application. <text:s/></text:p>
      <text:p text:style-name="Standard"><text:s text:c="2"/>| Requirements | Real Pharmacy |</text:p>
      <text:p text:style-name="Standard"><text:s text:c="2"/>| Notes | Additional Notes |</text:p>
      <text:p text:style-name="Standard"><text:s text:c="2"/>| Author | Chief Pharmacist |</text:p>
      <text:p text:style-name="Standard"><text:s text:c="2"/>Date | | When desired |</text:p>
      <text:p text:style-name="Standard"/>
      <text:p text:style-name="Standard"/>
      <text:p text:style-name="Standard"><text:s/>| CU Use Case | Identify |</text:p>
      <text:p text:style-name="Standard"><text:s text:c="2"/>|---|---|</text:p>
      <text:p text:style-name="Standard"><text:s text:c="2"/>| Actor | Pharmacy |</text:p>
      <text:p text:style-name="Standard"><text:s text:c="2"/>| Description | The Pharmacy must identify itself in order to be able to modify or edit or contact customers.</text:p>
      <text:p text:style-name="Standard"><text:s text:c="2"/>| Basic flow | _Step by step description of the execution. (1-&gt;2-&gt;3.)_ |</text:p>
      <text:p text:style-name="Standard"><text:s text:c="2"/>| Pre-conditions | Must be registered | Post-conditions | Post-conditions | Post-conditions | Post-conditions | Post-conditions <text:s/></text:p>
      <text:p text:style-name="Standard"><text:s text:c="2"/>| | Post-conditions | You will be able to edit your profile | <text:s/></text:p>
      <text:p text:style-name="Standard"><text:s text:c="2"/>| | Requirements | Registered |</text:p>
      <text:p text:style-name="Standard"><text:s text:c="2"/>| _Additional Notes | _Additional Notes_ |</text:p>
      <text:p text:style-name="Standard"><text:s text:c="2"/>| Author | Head of Pharmacy or any employee who is allowed to do so| | Date | When you wish to edit your profile | | Date | When you wish to edit your profile | | Date |</text:p>
      <text:p text:style-name="Standard"><text:s text:c="2"/>| | Date | When desired |</text:p>
      <text:p text:style-name="Standard"/>
      <text:p text:style-name="Standard">##### Author: User/Customer</text:p>
      <text:p text:style-name="Standard"/>
      <text:p text:style-name="Standard"/>
      <text:p text:style-name="Standard"/>
      <text:p text:style-name="Standard">| Actor | XXX (Actor's Name) |</text:p>
      <text:p text:style-name="Standard">|---|---|</text:p>
      <text:p text:style-name="Standard">Description | _Brief description of the actor_ | _Characteristics describing the actor_ | _Features describing the actor</text:p>
      <text:p text:style-name="Standard">Characteristics | _Characteristics that describe the actor_ | _Relationships with other actors_ | _Relationships that the actor has with other actors</text:p>
      <text:p text:style-name="Standard">| Relationships | _Relationships that the actor has with other actors. Basically when it performs the same actions as another actor.</text:p>
      <text:p text:style-name="Standard"><text:soft-page-break/>References _ _What use cases it performs_ | _Notes_ | _Additional notes_ | _Notes that describe the actor_ | _Note <text:s text:c="2"/></text:p>
      <text:p text:style-name="Standard">| Notes | _Additional notes_ |</text:p>
      <text:p text:style-name="Standard">| Author _ _Who developed the actor's specification_ | _Date_ _Date_ _Date of the actor's development_ | _Date of the actor's development</text:p>
      <text:p text:style-name="Standard">|Date _ _Date of specification_ | _Date of the specification_ |</text:p>
      <text:p text:style-name="Standard"/>
      <text:p text:style-name="Standard">__User Author Use Cases__</text:p>
      <text:p text:style-name="Standard"/>
      <text:p text:style-name="Standard"><text:s/>CU Use Case | | Register |</text:p>
      <text:p text:style-name="Standard"><text:s text:c="2"/>|---|---|</text:p>
      <text:p text:style-name="Standard"><text:s text:c="2"/>| Actor | User/Customer |</text:p>
      <text:p text:style-name="Standard"><text:s text:c="2"/>| Description: The customer must provide his personal data for the correct creation of the profile.</text:p>
      <text:p text:style-name="Standard"><text:s text:c="2"/>| Basic flow | _Step by step description of the execution. (1-&gt;2-&gt;3.)_ |</text:p>
      <text:p text:style-name="Standard"><text:s text:c="2"/>Pre-conditions | You must apply for registration | Post-conditions | Post-conditions | Post-conditions | Post-conditions | Post-conditions <text:s/></text:p>
      <text:p text:style-name="Standard"><text:s text:c="2"/>| Post-conditions | You will be able to edit your profile as well as set up a trusted pharmacy to make the application more user friendly. <text:s/></text:p>
      <text:p text:style-name="Standard"><text:s text:c="2"/>| | Requirements | Physical Person |</text:p>
      <text:p text:style-name="Standard"><text:s text:c="2"/>| Notes | _Additional Notes |</text:p>
      <text:p text:style-name="Standard"><text:s text:c="2"/>| Author | Any User |</text:p>
      <text:p text:style-name="Standard"><text:s text:c="2"/>Date | | When desired |</text:p>
      <text:p text:style-name="Standard"/>
      <text:p text:style-name="Standard"><text:s/>| CU Use Case | Identify |</text:p>
      <text:p text:style-name="Standard"><text:s text:c="2"/>|---|---|</text:p>
      <text:p text:style-name="Standard"><text:s text:c="2"/>| Actor | User/Customer |</text:p>
      <text:p text:style-name="Standard"><text:s text:c="2"/>Description | Customer must provide his personal data | _Basic flow | _Step-by-step description of the execution | _Step-by-step description of the execution.</text:p>
      <text:p text:style-name="Standard"><text:s text:c="2"/>| Basic flow | _Step-by-step description of the execution. (1-&gt;2-&gt;3.)_ |</text:p>
      <text:p text:style-name="Standard"><text:s text:c="2"/>| Pre-conditions | Must be Registered | <text:s/></text:p>
      <text:p text:style-name="Standard"><text:s text:c="2"/>| | Post-conditions | Must be able to edit and contact directly with any Pharmacy | | | Requirements | Person with the right to edit and contact directly with any Pharmacy | <text:s/></text:p>
      <text:p text:style-name="Standard"><text:s text:c="2"/>| | Requirements | Natural Person |</text:p>
      <text:p text:style-name="Standard"><text:s text:c="2"/>| Notes | _Additional Notes |</text:p>
      <text:p text:style-name="Standard"><text:s text:c="2"/>| Author | Any User |</text:p>
      <text:p text:style-name="Standard"><text:s text:c="2"/>| | Any User | | Date | Any Time |</text:p>
      <text:p text:style-name="Standard"/>
      <text:p text:style-name="Standard"><text:s/>CU Use Case | Add Pharmacy | Add Pharmacy |</text:p>
      <text:p text:style-name="Standard"><text:s text:c="2"/>|---|---|</text:p>
      <text:p text:style-name="Standard"><text:s text:c="2"/>| Actor | User/Customer |</text:p>
      <text:p text:style-name="Standard"><text:s text:c="2"/>| Description: The customer will add a trusted pharmacy which will be the one he usually goes to.</text:p>
      <text:p text:style-name="Standard"><text:s text:c="2"/>| Basic flow | _Step by step description of the execution. (1-&gt;2-&gt;3.)_ |</text:p>
      <text:p text:style-name="Standard"><text:s text:c="2"/>Pre-conditions | Must be identified | Post-conditions | Post-conditions | Post-conditions | Post-conditions | Post-conditions <text:s/></text:p>
      <text:p text:style-name="Standard"><text:s text:c="2"/>| | Post-conditions | You will be able to contact any Pharmacy directly. <text:s/></text:p>
      <text:p text:style-name="Standard"><text:s text:c="2"/>| Requirements | Physical Person |</text:p>
      <text:p text:style-name="Standard"><text:s text:c="2"/>| Notes | _Additional Notes |</text:p>
      <text:p text:style-name="Standard"><text:s text:c="2"/>| Author | Any User |</text:p>
      <text:p text:style-name="Standard"><text:s text:c="2"/>| | Any User | | Date | When desired |</text:p>
      <text:p text:style-name="Standard"><text:soft-page-break/></text:p>
      <text:p text:style-name="Standard"><text:s/>Use Case CU | | Delete Pharmacy | |</text:p>
      <text:p text:style-name="Standard"><text:s text:c="2"/>|---|---|</text:p>
      <text:p text:style-name="Standard"><text:s text:c="2"/>| Actor | User/Customer |</text:p>
      <text:p text:style-name="Standard"><text:s text:c="2"/>| Description: The customer will delete a trusted pharmacy.</text:p>
      <text:p text:style-name="Standard"><text:s text:c="2"/>| Basic flow | _Step by step description of the execution. (1-&gt;2-&gt;3.)_ |</text:p>
      <text:p text:style-name="Standard"><text:s text:c="2"/>Pre-conditions | Must be identified | Post-conditions | Must be identified | <text:s/></text:p>
      <text:p text:style-name="Standard"><text:s text:c="2"/>| | Post-conditions | You will no longer be listed as a trusted pharmacy. <text:s/></text:p>
      <text:p text:style-name="Standard"><text:s text:c="2"/>| Requirements | Physical Person |</text:p>
      <text:p text:style-name="Standard"><text:s text:c="2"/>| Notes | _Additional Notes |</text:p>
      <text:p text:style-name="Standard"><text:s text:c="2"/>| Author | Any User |</text:p>
      <text:p text:style-name="Standard"><text:s text:c="2"/>Date | Any User | Any Time |</text:p>
      <text:p text:style-name="Standard"/>
      <text:p text:style-name="Standard"><text:s/>| CU Use Case | Modify Pharmacy |</text:p>
      <text:p text:style-name="Standard"><text:s text:c="2"/>|---|---|</text:p>
      <text:p text:style-name="Standard"><text:s text:c="2"/>| Actor | User/Customer |</text:p>
      <text:p text:style-name="Standard"><text:s text:c="2"/>| Description: The customer will modify a trusted pharmacy which is the one he usually goes to.</text:p>
      <text:p text:style-name="Standard"><text:s text:c="2"/>| Basic flow | _Step by step description of the execution. (1-&gt;2-&gt;3.)_ |</text:p>
      <text:p text:style-name="Standard"><text:s text:c="2"/>Pre-conditions | Must be identified | Post-conditions | Post-conditions | Post-conditions | Post-conditions | Post-conditions <text:s/></text:p>
      <text:p text:style-name="Standard"><text:s text:c="2"/>| | Post-conditions | You will be able to contact any Pharmacy directly | <text:s/></text:p>
      <text:p text:style-name="Standard"><text:s text:c="2"/>| Requirements | Physical Person |</text:p>
      <text:p text:style-name="Standard"><text:s text:c="2"/>| Notes | _Additional Notes |</text:p>
      <text:p text:style-name="Standard"><text:s text:c="2"/>| Author | Any User |</text:p>
      <text:p text:style-name="Standard"><text:s text:c="2"/>| | Any User | | Date | When desired |</text:p>
      <text:p text:style-name="Standard"/>
      <text:p text:style-name="Standard"><text:s/>| CU Use Case | Search Pharmacy |</text:p>
      <text:p text:style-name="Standard"><text:s text:c="2"/>|---|---|</text:p>
      <text:p text:style-name="Standard"><text:s text:c="2"/>| Actor | User/Customer |</text:p>
      <text:p text:style-name="Standard"><text:s text:c="2"/>| Description: The customer will be able to search for the on-call pharmacy.</text:p>
      <text:p text:style-name="Standard"><text:s text:c="2"/>| Basic flow | _Step by step description of the execution. (1-&gt;2-&gt;3.)_ |</text:p>
      <text:p text:style-name="Standard"><text:s text:c="2"/>| Pre-conditions | It is not necessary to be Registered or Identified, you can only see which Pharmacies are on duty. <text:s/></text:p>
      <text:p text:style-name="Standard"><text:s text:c="2"/>| Post-conditions | You will be able to see by different ways which is the Pharmacy on duty that best suits your needs. <text:s/></text:p>
      <text:p text:style-name="Standard"><text:s text:c="2"/>Requirements | Requirements | Physical Person |</text:p>
      <text:p text:style-name="Standard"><text:s text:c="2"/>| Notes | _Additional Notes |</text:p>
      <text:p text:style-name="Standard"><text:s text:c="2"/>| Author | Any User |</text:p>
      <text:p text:style-name="Standard"><text:s text:c="2"/>| | Date | Any User |</text:p>
      <text:p text:style-name="Standard"/>
      <text:p text:style-name="Standard">### Class Diagram</text:p>
      <text:p text:style-name="Standard"/>
      <text:p text:style-name="Standard">&lt;img src="https://github.com/alfonsogj14/ProyectoETS/blob/main/img/DiagramaClasesPharmaGuardaEN.drawio.png"/&gt;</text:p>
      <text:p text:style-name="Standard"/>
      <text:p text:style-name="Standard"/>
      <text:p text:style-name="Standard">### Entity-Relationship Diagram and database normalization</text:p>
      <text:p text:style-name="Standard"/>
      <text:p text:style-name="Standard"><text:soft-page-break/>- [ ] In process</text:p>
      <text:p text:style-name="Standard"/>
      <text:p text:style-name="Standard">### Description of the database tables</text:p>
      <text:p text:style-name="Standard"/>
      <text:p text:style-name="Standard">- [ ] In process</text:p>
      <text:p text:style-name="Standard"/>
      <text:p text:style-name="Standard">### Definition and description of variables used in the system.</text:p>
      <text:p text:style-name="Standard"/>
      <text:p text:style-name="Standard">- [ ] In process</text:p>
      <text:p text:style-name="Standard"/>
      <text:p text:style-name="Standard">### Data dictionary</text:p>
      <text:p text:style-name="Standard"/>
      <text:p text:style-name="Standard">- [ ] In process</text:p>
      <text:p text:style-name="Standard"/>
      <text:p text:style-name="Standard">### The description of modules or processes detailing Input-Process-Output.</text:p>
      <text:p text:style-name="Standard"/>
      <text:p text:style-name="Standard">- [ ] In process</text:p>
      <text:p text:style-name="Standard"/>
      <text:p text:style-name="Standard">### Elements to be included in the programmer's manual:</text:p>
      <text:p text:style-name="Standard"/>
      <text:p text:style-name="Standard">Data structure and physical and logical characteristics of the files used.</text:p>
      <text:p text:style-name="Standard">Details of special execution conditions such as flags, keywords, prerequisites, specific uses of resources.</text:p>
      <text:p text:style-name="Standard">Description of interfaces with other systems or applications.</text:p>
      <text:p text:style-name="Standard">Change log within the source code itself, including the person responsible for the change, the date and description of the change.</text:p>
      <text:p text:style-name="Standard"/>
      <text:p text:style-name="Standard">&lt;/div&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42" meta:word-count="1454" meta:character-count="8693" meta:non-whitespace-character-count="7193"/>
  </office:meta>
</office:document-meta>
</file>